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teste"/>Teste<text:bookmark-end text:name="teste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</meta:generator>
    <dc:title/>
    <dc:description/>
    <dc:subject/>
    <meta:keyword/>
    <meta:initial-creator/>
    <dc:creator/>
    <meta:creation-date>2020-09-01T17:19:34Z</meta:creation-date>
    <dc:date>2020-09-01T17:19:34Z</dc:date>
    <meta:user-defined meta:name="output" meta:value-type="string">odt_document</meta:user-defined>
  </office:meta>
</office:document-meta>
</file>